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24700004A3B00002EE32D66DE4A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.101cm" fo:margin-top="0cm" fo:margin-bottom="0.499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</text:sequence-decls>
      <text:p text:style-name="Title">Stareater documentation:</text:p>
      <text:p text:style-name="Subtitle">Code organization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Text_20_body"/>
      <text:h text:style-name="P1" text:outline-level="1">Projects and dependencies</text:h>
      <text:p text:style-name="Text_20_body"/>
      <text:p text:style-name="Text_20_body">Stareater source code is split to multipe Visual Studio projects (see <text:sequence-ref text:reference-format="category-and-value" text:ref-name="refIllustration0">Illustration 1.1</text:sequence-ref>). Main project is <text:span text:style-name="T3">Stareater.Core </text:span><text:span text:style-name="T4">and consists of game logic, data handeling, GUI controler and interfces for map builders and players. Another important project is </text:span><text:span text:style-name="T3">Stareater.UI.Winforms</text:span><text:span text:style-name="T4">, the project with the user interface code.</text:span></text:p>
      <text:p text:style-name="Text_20_body"/>
      <text:p text:style-name="Text_20_body"><draw:frame draw:style-name="fr1" draw:name="Frame1" text:anchor-type="paragraph" svg:width="12cm" draw:z-index="0"><draw:text-box fo:min-height="7.579cm"><text:p text:style-name="Illustration"><draw:frame draw:style-name="fr2" draw:name="graphics1" text:anchor-type="paragraph" svg:x="0cm" svg:y="0cm" svg:width="12cm" style:rel-width="100%" svg:height="7.579cm" style:rel-height="scale" draw:z-index="1"><draw:image xlink:href="Pictures/2000024700004A3B00002EE32D66DE4A.svm" xlink:type="simple" xlink:show="embed" xlink:actuate="onLoad"/></draw:frame>Illustration <text:sequence text:ref-name="refIllustration0" text:name="Illustration" text:formula="ooow:Illustration+1" style:num-format="1">1.1</text:sequence>: Stareater code projects diagram</text:p></draw:text-box></draw:frame></text:p>
      <text:p text:style-name="Illustra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list-style-name="" style:class="extra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fo:margin-left="0cm" fo:margin-right="0.199cm" style:wrap="none" style:vertical-pos="top" style:vertical-rel="paragraph" style:horizontal-pos="center" style:horizontal-rel="paragraph"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54S</meta:editing-duration>
    <meta:editing-cycles>5</meta:editing-cycles>
    <meta:generator>OpenOffice.org/3.4$Win32 OpenOffice.org_project/340m1$Build-9590</meta:generator>
    <dc:date>2012-09-23T18:48:05.50</dc:date>
    <meta:document-statistic meta:table-count="0" meta:image-count="1" meta:object-count="0" meta:page-count="2" meta:paragraph-count="6" meta:word-count="62" meta:character-count="448"/>
    <meta:user-defined meta:name="Info 1"/>
    <meta:user-defined meta:name="Info 2"/>
    <meta:user-defined meta:name="Info 3"/>
    <meta:user-defined meta:name="Info 4"/>
  </office:meta>
</office:document-meta>
</file>